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office:automatic-styles>
  <office:body>
    <office:text text:use-soft-page-breaks="true">
      <text:p text:style-name="P1">Comme un jeu</text:p>
      <text:p text:style-name="Normal"/>
      <text:h text:style-name="Titre2" text:outline-level="2"><text:s/>0 + 0 = la tête à toto</text:h>
      <text:p text:style-name="Normal">« Je suis nul en math ». On ne comprend rien en math c’est de famille. On n’a pas la bosse des math… Un premier pas. Donner du sens. <text:s/></text:p>
      <text:p text:style-name="Normal">Pas besoin d’être ingénieur pour permettre le succès à votre enfant.</text:p>
      <text:h text:style-name="Titre2" text:outline-level="2">0-0 (graph mettre enfant parent)</text:h>
      <text:p text:style-name="Normal">Connecter à son portable. Moi le premier, je suis en train de faire une partie d’échec et mon fils veut jouer avec moi. <text:s/></text:p>
      <text:p text:style-name="Normal">Pas de distraction, parler de l’ennui.<text:s/></text:p>
      <text:p text:style-name="Normal">En tant que dyslexique, pb toute ma scolarité. Ce qui m’a sauvé c’est l’ennui le soir en école d’ingénieur à Noisy. J’ai commencé à lire !</text:p>
      <text:p text:style-name="Normal">Après une longue journée de travail,<text:s/></text:p>
      <text:p text:style-name="Normal">Temps et ouverture</text:p>
      <text:p text:style-name="Normal">Parler des réussites de leslie, deteck, larbi Tourir</text:p>
      <text:h text:style-name="Titre2" text:outline-level="2">a^2+b^2=c^2 problème de la baignoire ou l’hypothènuse (scetch de GAD)</text:h>
      <text:p text:style-name="Normal">Classe de 28 au collège à 38 élèves au lycée que 3h30 de cours parfois sans demi-groupe. Programme du collège ! IL faut faire le programme. On est dans l’efficacité.<text:s/></text:p>
      <text:p text:style-name="Normal">Exercice et problème</text:p>
      <text:p text:style-name="Normal">Donner le gout de faire des mathématiques.<text:s/></text:p>
      <text:p text:style-name="Normal">Exemple de l’écriture avec mon fils Hugo. Chaque matin, il devait des lignes. Blocage supplémentaire.<text:s/></text:p>
      <text:h text:style-name="Titre2" text:outline-level="2">1+1+1+1+……= infini</text:h>
      <text:p text:style-name="Normal">Patience-&gt;</text:p>
      <text:p text:style-name="Normal">Si il se trompe, ce n’est pas grave</text:p>
      <text:p text:style-name="Normal">Mon fils a mis un an pour compter jusqu’à trois par contre il a compris le concept.</text:p>
      <text:h text:style-name="Titre2" text:outline-level="2">1+1=3</text:h>
      <text:p text:style-name="Normal">Place de l’erreur. Il doit la corriger par lui-même. Si il commence à s’énerver, surtout diversion. Passer à autre chose !<text:s/></text:p>
      <text:h text:style-name="Titre2" text:outline-level="2">Dessin de deux droites parallèles</text:h>
      <text:p text:style-name="Normal">Des mathématiques périphériques à ce que vous aimez faire avec votre enfant. Diversion. Attention à ne pas créer des blocages.<text:s/></text:p>
      <text:p text:style-name="Normal">Ligne d’écriture. Je fais des maths sur une feuille et il me suit à dessiner.<text:s/></text:p>
      <text:h text:style-name="Titre2" text:outline-level="2">Trouver x <text:s/>2x+1=3 il est là</text:h>
      <text:p text:style-name="Normal">Place à la manip. Mémoire sensorielle, affective<text:s/></text:p>
      <text:h text:style-name="Titre2" text:outline-level="2">A*b=b*a 3*2=2*3 (géométrie)</text:h>
      <text:p text:style-name="Normal">Capaciter à généraliser<text:s/>à partir d’exemples<text:s/></text:p>
      <text:soft-page-break/>
      <text:h text:style-name="Titre2" text:outline-level="2">(-2)*(-2)=4</text:h>
      <text:p text:style-name="Normal">Pas de recette de cuisine mais donner du sens.</text:p>
      <text:p text:style-name="Normal">Voir ma série sur le primaire. Elle est abordable par tous.<text:s/></text:p>
      <text:p text:style-name="Normal">Pourquoi le produit de de nombres négatifs donne un nombre positif</text:p>
      <text:h text:style-name="Titre2" text:outline-level="2"/>
      <text:p text:style-name="Normal">Uno<text:s/></text:p>
      <text:h text:style-name="Titre2" text:outline-level="2">Petit, je jouai au tarot avec mon frère.<text:s/></text:h>
      <text:p text:style-name="Normal"/>
      <text:p text:style-name="Normal"/>
      <text:p text:style-name="Normal"/>
      <text:p text:style-name="Normal"/>
      <text:p text:style-name="Normal"/>
      <text:p text:style-name="Normal">Avant-propos</text:p>
      <text:p text:style-name="Normal">Constat :</text:p>
      <text:list text:style-name="LFO1" text:continue-numbering="true">
        <text:list-item>
          <text:p text:style-name="P2">Niveau en mathématique faible</text:p>
          <text:list text:continue-numbering="true">
            <text:list-item>
              <text:p text:style-name="P3">Recette de cuisine comment poser une multiplication mais aucune signification</text:p>
            </text:list-item>
          </text:list>
        </text:list-item>
        <text:list-item>
          <text:p text:style-name="P4">Lente chute du gout de la matière vers le blocage : « je suis nul en maths ! » <text:s/></text:p>
        </text:list-item>
      </text:list>
      <text:p text:style-name="Normal"/>
      <text:p text:style-name="Normal"/>
      <text:p text:style-name="Normal"/>
      <text:p text:style-name="Normal"/>
      <text:p text:style-name="Normal">Les responsabilités sont multiples. La lecture de « Comme un roman » m’avait éclairé sur la manière qu’un enfant garde le gout de la lecture. Mon propos ici est identique à celui de ce roman.</text:p>
      <text:p text:style-name="Normal"/>
      <text:p text:style-name="Normal">Votre rôle si vous l’acceptez est de faire des cours individualisés qui seront bien différents de ceux du prof ou de l’instit qui doit lui faire avec 28 à 38 élèves. Il s’organise au mieux. Je vous demande à vous parents de faire des cours individualisés. De redonner du sens et le gout à la mathématique. Je ne suis pas prof de maths c’est impossible et bien si. Ce livre est là pour vous.<text:s/></text:p>
      <text:p text:style-name="Normal">Généraliser à partir des exemples vécus. De l’expérience vers le concept en rupture avec l’école Bourbaki.<text:s/></text:p>
      <text:p text:style-name="Normal">Mon premier est d’avoir du temps. Je sais que la plupart ont des vies actives et le soir sont trop fatigués. Ce n’est pas le moment. Attendez les vacances ou le week-end ou demander aux grands parents de lire la suite ! Il faut du temps.</text:p>
      <text:soft-page-break/>
      <text:p text:style-name="Normal">Mon premier est de tenter de supprimer toutes les sources de stimulation : smartphone écrans. Il ne doit pas regarder mes vidéos youtube ! Le sevrage sera difficile mais en 15 jours, cela est possible du moins si ce n’est pas un ado… Il ne faut pas être spectateur mais acteur !</text:p>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 compétences mais rien compris..) Ici votre enfant va donner du sens. Plus long mais « learn to think ».<text:s/></text:p>
      <text:p text:style-name="Normal">Mon troisième est de laisser votre enfant s’ennuyer. Par exemple, un dimanche matin ne prévoyait rien. Rester dans la pièce avec lui en lisant mon livre papier (pas d’écran) par exemple. Il va venir vers vous. Attendez dites lui que 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p text:style-name="Normal">Rester une semaine de vacances chez vous : pas d’activité. Un matin <text:s text:c="2"/></text:p>
      <text:p text:style-name="Normal"/>
      <text:p text:style-name="Normal">Le 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0-29T23:10:00Z</dc:date>
    <meta:template xlink:href="Normal" xlink:type="simple"/>
    <meta:editing-cycles>5</meta:editing-cycles>
    <meta:editing-duration>PT419160S</meta:editing-duration>
    <meta:document-statistic meta:page-count="3" meta:paragraph-count="9" meta:word-count="728" meta:character-count="4727" meta:row-count="33" meta:non-whitespace-character-count="4008"/>
  </office:meta>
</office:document-meta>
</file>